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48.9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57.77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53.13mm"/>
    </style:style>
    <style:style style:name="co10" style:family="table-column">
      <style:table-column-properties fo:break-before="auto" style:column-width="42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010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xp. Land. T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7H58M00S" calcext:value-type="time">
            <text:p>07:58:00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05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6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8M17S" calcext:value-type="time">
            <text:p>00:08:17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il, 11, 19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bSAT-06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7H51M00S" calcext:value-type="time">
            <text:p>07:51:00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35 x 10³</text:p>
          </table:table-cell>
          <table:table-cell office:value-type="string" calcext:value-type="string">
            <text:p>28.5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21:11:30.066490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9-04-24T21:16:04.212561400</dc:date>
    <meta:editing-duration>PT55M55S</meta:editing-duration>
    <meta:editing-cycles>38</meta:editing-cycles>
    <meta:generator>LibreOffice/5.2.7.2$Linux_X86_64 LibreOffice_project/20m0$Build-2</meta:generator>
    <meta:document-statistic meta:table-count="1" meta:cell-count="167" meta:object-count="0"/>
  </office:meta>
</office:document-meta>
</file>